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 table:number-columns-spanned="3" table:number-rows-spanned="1">
            <text:p><text:s text:c="8"/>Sewer Grate to Shillman Cat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BS(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(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(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(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(C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(C)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00:28:40.410897907</meta:creation-date>
    <dc:date>2024-10-25T00:30:39.452396893</dc:date>
    <meta:editing-duration>PT1M59S</meta:editing-duration>
    <meta:editing-cycles>1</meta:editing-cycles>
    <meta:document-statistic meta:table-count="1" meta:cell-count="7" meta:object-count="0"/>
    <meta:generator>LibreOffice/7.6.7.2$Linux_X86_64 LibreOffice_project/60$Build-2</meta:generator>
  </office:meta>
</office:document-meta>
</file>